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0084d1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6" style:family="graphic" style:parent-style-name="standard">
      <style:graphic-properties svg:stroke-color="#000000" draw:marker-end="Arrowheads_20_1" draw:marker-end-width="0.3cm" draw:fill="solid" draw:fill-color="#5c852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s_20_2" draw:marker-end=""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0.5cm" svg:height="0.5cm" svg:x="11.3cm" svg:y="4.3cm">
          <text:p/>
        </draw:rect>
        <draw:rect draw:style-name="gr2" draw:text-style-name="P2" draw:id="id3" draw:layer="layout" svg:width="6.3cm" svg:height="2.5cm" svg:x="12.3cm" svg:y="3.3cm">
          <text:p text:style-name="P2"><text:span text:style-name="T1">ServerSocketAppender</text:span></text:p>
        </draw:rect>
        <draw:custom-shape draw:style-name="gr3" draw:text-style-name="P3" draw:layer="layout" svg:width="1.9cm" svg:height="1cm" svg:x="10.2cm" svg:y="5.1cm">
          <text:p text:style-name="P3"><text:span text:style-name="T2">ev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4" draw:layer="layout" svg:width="0.699cm" svg:height="0.62cm" draw:transform="rotate (-1.5955800021741) translate (11.6cm 4.201cm)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5" draw:text-style-name="P2" draw:id="id1" draw:layer="layout" svg:width="5cm" svg:height="2.5cm" svg:x="2cm" svg:y="3.3cm">
          <text:p text:style-name="P2"><text:span text:style-name="T1">SocketReceiver</text:span></text:p>
        </draw:rect>
        <draw:connector draw:style-name="gr6" draw:text-style-name="P1" draw:layer="layout" svg:x1="7cm" svg:y1="4.55cm" svg:x2="11.3cm" svg:y2="4.55cm" draw:start-shape="id1" draw:start-glue-point="1" draw:end-shape="id2" draw:end-glue-point="3" svg:d="m7000 4550h4300">
          <text:p/>
        </draw:connector>
        <draw:connector draw:style-name="gr7" draw:text-style-name="P1" draw:layer="layout" svg:x1="12.3cm" svg:y1="4.55cm" svg:x2="11.592cm" svg:y2="4.55cm" draw:start-shape="id3" draw:start-glue-point="3" draw:end-shape="id4" draw:end-glue-point="0" svg:d="m12300 4550h-708">
          <text:p/>
        </draw:connector>
        <draw:line draw:style-name="gr8" draw:text-style-name="P1" draw:layer="layout" svg:x1="10.1cm" svg:y1="5.6cm" svg:x2="9.1cm" svg:y2="5.6cm">
          <text:p/>
        </draw:line>
        <draw:custom-shape draw:style-name="gr9" draw:text-style-name="P4" draw:layer="layout" svg:width="2.999cm" svg:height="1cm" svg:x="3.701cm" svg:y="2.1cm">
          <text:p text:style-name="P4"><text:span text:style-name="T3">initiates the </text:span></text:p>
          <text:p text:style-name="P4"><text:span text:style-name="T3">connection</text:span></text:p>
          <draw:enhanced-geometry svg:viewBox="0 0 21600 21600" draw:mirror-horizontal="false" draw:type="line-callout-1" draw:modifiers="-7711.2 44063.1368631369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4" draw:layer="layout" svg:width="2.999cm" svg:height="1cm" svg:x="13.901cm" svg:y="2.1cm">
          <text:p text:style-name="P4"><text:span text:style-name="T3">listens to </text:span></text:p>
          <text:p text:style-name="P4"><text:span text:style-name="T3">connections</text:span></text:p>
          <draw:enhanced-geometry svg:viewBox="0 0 21600 21600" draw:mirror-horizontal="false" draw:type="line-callout-1" draw:modifiers="-7761.6 44753.646353646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3-04-18T20:50:12.23</meta:creation-date>
    <dc:date>2013-04-18T22:27:44.27</dc:date>
    <dc:creator>Ceki Gulcu</dc:creator>
    <meta:editing-duration>PT01H21M56S</meta:editing-duration>
    <meta:editing-cycles>4</meta:editing-cycles>
    <meta:generator>OpenOffice.org/3.2$Win32 OpenOffice.org_project/320m18$Build-9502</meta:generator>
    <meta:document-statistic meta:object-count="10"/>
  </office:meta>
</office:document-meta>
</file>